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8"/>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5"/>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7">
      <style:text-properties fo:font-weight="normal" style:font-weight-asian="normal" style:font-weight-complex="normal"/>
    </style:style>
    <style:style style:name="P7" style:family="paragraph" style:parent-style-name="Text_20_body" style:list-style-name="L8">
      <style:text-properties fo:font-weight="normal" style:font-weight-asian="normal" style:font-weight-complex="normal"/>
    </style:style>
    <style:style style:name="P8" style:family="paragraph" style:parent-style-name="Text_20_body" style:list-style-name=""/>
    <style:style style:name="P9" style:family="paragraph" style:parent-style-name="Text_20_body" style:list-style-name="">
      <style:paragraph-properties fo:text-align="center" style:justify-single-word="false"/>
    </style:style>
    <style:style style:name="P10" style:family="paragraph" style:parent-style-name="Heading_20_3">
      <style:text-properties fo:font-weight="bold" style:font-weight-asian="bold" style:font-weight-complex="bold"/>
    </style:style>
    <style:style style:name="P11" style:family="paragraph" style:parent-style-name="Heading_20_1" style:list-style-name="">
      <style:paragraph-properties fo:text-align="center" style:justify-single-word="false"/>
    </style:style>
    <style:style style:name="P12" style:family="paragraph" style:parent-style-name="Heading_20_1" style:list-style-name="">
      <style:paragraph-properties fo:text-align="center" style:justify-single-word="false"/>
      <style:text-properties fo:font-size="18pt" style:font-size-asian="18pt" style:font-size-complex="18pt"/>
    </style:style>
    <style:style style:name="P13" style:family="paragraph" style:parent-style-name="Heading_20_1">
      <style:paragraph-properties fo:break-before="page"/>
    </style:style>
    <style:style style:name="P14" style:family="paragraph" style:parent-style-name="Heading_20_1" style:list-style-name="" style:master-page-name="First_20_Page">
      <style:paragraph-properties fo:text-align="center" style:justify-single-word="false" style:page-number="auto"/>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2" text:outline-level="1"><text:title>The Mobile Helix Link HTML5 SDK</text:title></text:h>
      <text:h text:style-name="P9" text:outline-level="1"><text:subject>Documentation and component guide</text:subject></text:h>
      <text:h text:style-name="P9" text:outline-level="1">By <text:initial-creator>Seth Hallem</text:initial-creator></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text:a xlink:type="simple" xlink:href="#__RefHeading__206_315321016" text:style-name="Internet_20_link" text:visited-style-name="Internet_20_link">The Mobile Helix Link HTML5 SDK</text:a><text:tab/>3</text:p>
          <text:p text:style-name="P16"><text:a xlink:type="simple" xlink:href="#__RefHeading__208_315321016" text:style-name="Internet_20_link" text:visited-style-name="Internet_20_link">Licensing</text:a><text:tab/>3</text:p>
          <text:p text:style-name="P16"><text:a xlink:type="simple" xlink:href="#__RefHeading__210_315321016" text:style-name="Internet_20_link" text:visited-style-name="Internet_20_link">How to get the SDK?</text:a><text:tab/>3</text:p>
          <text:p text:style-name="P16"><text:a xlink:type="simple" xlink:href="#__RefHeading__212_315321016" text:style-name="Internet_20_link" text:visited-style-name="Internet_20_link">The Architecture of the Link HTML5 SDK</text:a><text:tab/>3</text:p>
          <text:p text:style-name="P17"><text:a xlink:type="simple" xlink:href="#__RefHeading__214_315321016" text:style-name="Internet_20_link" text:visited-style-name="Internet_20_link">Key Benefits of the Link HTML5 SDK</text:a><text:tab/>3</text:p>
          <text:p text:style-name="P18"><text:a xlink:type="simple" xlink:href="#__RefHeading__216_315321016" text:style-name="Internet_20_link" text:visited-style-name="Internet_20_link">Develop Mobile Apps using Familiar Tools and Technologies</text:a><text:tab/>3</text:p>
          <text:p text:style-name="P18"><text:a xlink:type="simple" xlink:href="#__RefHeading__218_315321016" text:style-name="Internet_20_link" text:visited-style-name="Internet_20_link">Develop Native-like User Experiences</text:a><text:tab/>4</text:p>
          <text:p text:style-name="P18"><text:a xlink:type="simple" xlink:href="#__RefHeading__220_315321016" text:style-name="Internet_20_link" text:visited-style-name="Internet_20_link">Develop Offline-Enabled Mobile Apps</text:a><text:tab/>5</text:p>
          <text:p text:style-name="P17"><text:a xlink:type="simple" xlink:href="#__RefHeading__222_315321016" text:style-name="Internet_20_link" text:visited-style-name="Internet_20_link">What is PrimeFaces and how is it related to the Link SDK?</text:a><text:tab/>6</text:p>
        </text:index-body>
      </text:table-of-content>
      <text:h text:style-name="P8" text:outline-level="1"/>
      <text:h text:style-name="P13" text:outline-level="1"><text:bookmark text:name="__RefHeading__206_315321016"/>The Mobile Helix Link HTML5 SDK<text:bookmark-end text:name="__RefHeading__206_315321016"/></text:h>
      <text:p text:style-name="Text_20_body">This document provides an overview of the Mobile Helix Link SDK. The Link SDK consists of four major components:</text:p>
      <text:list xml:id="list1046072878" text:style-name="L1">
        <text:list-item>
          <text:p text:style-name="P2">A library of JavaScript, CSS, and image resources that can be incorporated into any web-based application to build high performance, native-like mobile experiences using HTML5.</text:p>
        </text:list-item>
        <text:list-item>
          <text:p text:style-name="P2">A JSF integration based built as an extension library to PrimeFaces. Building applications using the JSF integration requires JSF2.0, a Java EE container, and PrimeFaces.</text:p>
        </text:list-item>
        <text:list-item>
          <text:p text:style-name="P2">A series of plugins to Apache Cordova, built for Android and iOS with support planned for Windows 8 in the near future. These extensions come in two flavors: community and proprietary. As a general rule, community plugins are implemented to function without the security features of the Mobile Helix Container and the associated key management and encryption. Proprietary plugins require integration with the Mobile Helix Link system and deliver all of the security benefits provided by Mobile Helix Link. The security features of Mobile Helix Link are described in the Link documentation.</text:p>
        </text:list-item>
        <text:list-item>
          <text:p text:style-name="P2">The Link web services. These services are available to application developers who are building enterprise applications to run within the Link system and they are available to developers using Link's cloud-based service offering. The services described in this document are currently available free of charge, although we do intend to add paid-for services in the near future.</text:p>
        </text:list-item>
      </text:list>
      <text:h text:style-name="Heading_20_1" text:outline-level="1"><text:bookmark text:name="__RefHeading__208_315321016"/>Licensing<text:bookmark-end text:name="__RefHeading__208_315321016"/></text:h>
      <text:p text:style-name="Text_20_body">All open source components of the Link HTML5 SDK are licensed under a BSD-style license that can be found in the source file entitled “LICENSE” in the Link SDK download.</text:p>
      <text:h text:style-name="Heading_20_1" text:outline-level="1"><text:bookmark text:name="__RefHeading__210_315321016"/>How to get the SDK?<text:bookmark-end text:name="__RefHeading__210_315321016"/></text:h>
      <text:p text:style-name="Text_20_body">The Link HTML5 SDK and all Community plugins are available as open source software. These are available on GitHub at &lt;FILL IN LINK&gt;.</text:p>
      <text:p text:style-name="Text_20_body">Customers of Mobile Helix Link can download the Link Container including all proprietary plugins from the Link download site.</text:p>
      <text:h text:style-name="Heading_20_1" text:outline-level="1"><text:bookmark text:name="__RefHeading__212_315321016"/>The Architecture of the Link HTML5 SDK<text:bookmark-end text:name="__RefHeading__212_315321016"/></text:h>
      <text:p text:style-name="Text_20_body">&lt;INSERT DIAGRAM&gt;</text:p>
      <text:h text:style-name="Heading_20_2" text:outline-level="2"><text:bookmark text:name="__RefHeading__214_315321016"/>Key Benefits of the Link HTML5 SDK<text:bookmark-end text:name="__RefHeading__214_315321016"/></text:h>
      <text:p text:style-name="Text_20_body">Understanding why the Link HTML5 SDK is valuable provides insight into its design, structure, and usage model. Each section below describes a benefit of the Link SDK and how that impacts application developers.</text:p>
      <text:h text:style-name="Heading_20_3" text:outline-level="3"><text:bookmark text:name="__RefHeading__216_315321016"/>Develop Mobile Apps using Familiar Tools and Technologies<text:bookmark-end text:name="__RefHeading__216_315321016"/></text:h>
      <text:p text:style-name="Text_20_body">To ease the transition from the enterprise web to mobile, the Link HTML5 SDK is designed to leverage the existing tools, technologies, and processes supporting the enterprise web. Specifically, the Link <text:soft-page-break/>HTML5 SDK:</text:p>
      <text:list xml:id="list1998881645" text:style-name="L5">
        <text:list-item>
          <text:p text:style-name="P4">Enables developers to build mobile apps using existing tools for development and deployment and existing infrastructure. This means that apps built with the Link HTML5 SDK are built in the same IDE that developers use for building any web application. </text:p>
        </text:list-item>
        <text:list-item>
          <text:p text:style-name="P4">Enables developers to debug apps using desktop browsers. Developers are already familiar with the debugging tools available in standard desktop browsers and use them regularly. Apps built with the Link HTML5 SDK are first debugged on the desktop then, once they are working in a browser, can be further debugged using FireBug Lite or any other tool of choice on the mobile device. </text:p>
        </text:list-item>
        <text:list-item>
          <text:p text:style-name="P4">To further the point above, Mobile Helix is increasingly ensuring that all Apache Cordova plugins available via either the standard library or Link's extensions to it perform reasonably on the desktop so that the core application code can be tested in a standard browser. This does not mean that they do exactly the same thing because there is, for example, no “iOS Photo Roll” on a desktop – it does mean, though, that when the code attempts to access the photo roll it will open the “Photos” folder to select a photo on a desktop machine. The rest of the code that uses the returned image data can then be tested on the desktop browser.</text:p>
        </text:list-item>
        <text:list-item>
          <text:p text:style-name="P4">Delivers applications via standard web services and HTTPS infrastructure. Link apps are <text:span text:style-name="T1">not</text:span><text:span text:style-name="T3"> hybrid-native in the traditional sense. The Link Container (and its Community edition companion) are native apps that run on the device. However, each individual app does not require its own container. There is one native app on the device that is the browser environment used for downloading and running each app that you build. Apps are downloaded from your web delivery infrastructure (i.e. app servers, web servers, etc.) over HTTPS. In this respect they are no different than any other web application, whether it is targeted for mobile or not.</text:span></text:p>
        </text:list-item>
        <text:list-item>
          <text:p text:style-name="P4"><text:span text:style-name="T3">For JSF developers, the Link HTML5 SDK enables a seamless migration from the desktop JSF World to mobile. There are caveats, especially for offline-enabled applications, that require that JSF developers read the section entitled “Migrating from JSF for Desktops to the Link JSF Integration.” However, the concepts and fundamentals are familiar. Beyond the conceptual integration, Link HTML5 SDK apps are able to re-use all of the server-side infrastructure you have already built in EJBs and Persistence layers running in your Java EE containers. The more code you can re-use, the faster and more reliably you can take your enterprise apps mobile.</text:span></text:p>
        </text:list-item>
      </text:list>
      <text:h text:style-name="Heading_20_3" text:outline-level="3"><text:bookmark text:name="__RefHeading__218_315321016"/><text:span text:style-name="T4">Develop Native-like User Experiences</text:span><text:bookmark-end text:name="__RefHeading__218_315321016"/></text:h>
      <text:p text:style-name="P5"><text:span text:style-name="T2">Familiar tools and infrastructure is great, but we all know that mobile apps are only as good as the user experience, and users have high expectations for intuitive, touch-first UIs. With the Link HTML5 SDK developers can build apps every bit as wonderful to use as native apps, but without the many headaches of native development, starting the proprietary tools, techniques, and languages that are required to build native UIs for each mobile platform.</text:span></text:p>
      <text:p text:style-name="P5"><text:span text:style-name="T2">The Link HTML5 SDK is based on standard and open technology – specifically jQuery Mobile – and all UI components in the SDK that are not part of jQuery Mobile are built as plugins for jQuery Mobile. The upshot here is that the SDK will feel familiar for any jQuery developer to pickup and run with.</text:span></text:p>
      <text:p text:style-name="P5"><text:span text:style-name="T2">However, jQuery Mobile does not on its own answer the many challenges of mobile app development. The Link HTML5 SDK solves a number of specific problems that make mobile HTML5 apps challenging:</text:span></text:p>
      <text:list xml:id="list1637102716" text:style-name="L8">
        <text:list-item>
          <text:p text:style-name="P7"><text:soft-page-break/><text:span text:style-name="T2">Full screen layouts – generally a native mobile app is designed as a full screen layout with individually scrolling components inside of that layout. In an e-mail app you might have a header for navigating between the folder list and your inbox, a footer for navigating between e-mail/contacts/calendar, and in the middle a list of e-mails and the body of the current e-mail you are viewing. That part in the middle needs to scroll on its own without forcing the whole screen to scroll. Apps built in the Link SDK are full-screen apps, and all of the technology to implement independent scrolling is built into the SDK. If this concept is not clear yet, don't worry – we have a lot more to say on this subject when we introduce our running example – see “Running Example: The Email App”.</text:span></text:p>
        </text:list-item>
        <text:list-item>
          <text:p text:style-name="P1"><text:span text:style-name="T3">Adaptive UIs – an adaptive UI is an app that looks different on a phone than it does on a tablet without requiring specific coding to each device. In Link, UI components are adaptive, meaning they are styled and act appropriately on different screen sizes without any involvement from the programmer. In addition, the standard CSS3 </text:span><text:span text:style-name="T5">@media </text:span>tag is an essential partner in making sure that your own UIs adapt cleanly. The Link SDK JSF integration makes it particularly easy to build adaptive UIs by simply placing phone vs. phablet vs. tablet styles in different CSS files. In the chapter entitled “Adaptive Styles” we will also explain the underlying HTML, so if you are not using the JSF integration you can still implement the same techniques.</text:p>
        </text:list-item>
        <text:list-item>
          <text:p text:style-name="P1">Full component suite – through our efforts to build the Link email and Link content share applications, we have developed and integrated a comprehensive component suite for HTML5 app development. Everything is tested and incorporated seamlessly into the Link SDK. See the “Component Library” section of this documentation to learn about all of the components now at your disposal.</text:p>
        </text:list-item>
      </text:list>
      <text:h text:style-name="P10" text:outline-level="3"><text:bookmark text:name="__RefHeading__220_315321016"/><text:span text:style-name="T2">Develop Offline-Enabled Mobile Apps</text:span><text:bookmark-end text:name="__RefHeading__220_315321016"/></text:h>
      <text:p text:style-name="P5"><text:span text:style-name="T2">Mobile apps should be designed to run anytime, anywhere. This requirements means that they must work offline. The good news is that HTML5 includes multiple standardized mechanisms for creating offline user experiences with HTML5. The bad news is that the restrictions and nuances make them difficult to use ubiquitously for enterprise apps. The Link HTML5 SDK is designed to make it easy to use offline apps with a familiar and cross-platform that will feel natural for enterprise web developers. In addition, customers of Mobile Helix Link can be assured that all offline data is encrypted using Mobile Helix's key management and security features.</text:span></text:p>
      <text:p text:style-name="P5"><text:span text:style-name="T2">Specifically, the challenges with HTML5 offline storage that the SDK aims to solve are:</text:span></text:p>
      <text:list xml:id="list781050180" text:style-name="L7">
        <text:list-item>
          <text:p text:style-name="P6"><text:span text:style-name="T2">Enterprise apps generally download data from a server, manipulate that data, and allow users to add or modify said data in the app. This pattern is ideally suited to object-relational mapping, which is why ORM has become so popular through frameworks like Hibernate and JDO for Java, and NHibernate and the ADO .NET Entity Framework for .NET. The Link HTML5 SDK includes an enhanced version of PersistenceJS, an open source O-R-M framework for JavaScript. The Link enhancements to PersistenceJS make it easy to synchronize any JSON data against a local database.</text:span></text:p>
        </text:list-item>
        <text:list-item>
          <text:p text:style-name="P6"><text:span text:style-name="T2">There are multiple competing standards for HTML5 offline storage. To address this challenge, the SDK abstracts the underlying browser standard from the programmer via PersistenceJS. Today, only WebSQL is supported which limits desktop debugging and mobile apps to webkit-based browsers (e.g. Android, iOS, Chrome, Safari). We are hard at work adding IndexedDB support, which will expand browser support to include recent versions of Firefox and Internet Explorer 10.</text:span></text:p>
        </text:list-item>
        <text:list-item>
          <text:p text:style-name="P6"><text:span text:style-name="T2">Device-local storage is not ideal in all situations. When storing preferences, for example, it </text:span><text:soft-page-break/><text:span text:style-name="T2">would be better to be able to optionally synchronize data across devices. The Link HTML5 SDK provides access to Link's cloud services which do exactly that. Apps built using the SDK can optionally mark certain preference-style data for synchronization across devices. Preferences are represented as simple key-value pairs, mapping keys to JSON values. To maximize performance, only changes in preferences are downloaded when an app loads, and the most recent preferences download is always available locally for offline execution.</text:span></text:p>
        </text:list-item>
      </text:list>
      <text:p text:style-name="Text_20_body"><text:span text:style-name="T3">In addition to the usability challenges of developing offline HTML5 applications outlined above, in an enterprise context security is of the utmost importance. With the Link Containers proprietary plugins, full encryption for all offline data is transparently available to application developers without requiring apps to manage keys, explicitly encrypt data, or worry about all of the associated policies that IT might want to set around data lifetime and retention.</text:span></text:p>
      <text:h text:style-name="Heading_20_2" text:outline-level="2"><text:bookmark text:name="__RefHeading__222_315321016"/>What is PrimeFaces and how is it related to the Link SDK?<text:bookmark-end text:name="__RefHeading__222_315321016"/></text:h>
      <text:p text:style-name="Text_20_body">PrimeFaces is an extremely popular JSF component library built by Prime Teknoloji. PrimeFaces is intended for use as both a desktop component framework and a mobile framework. The Mobile Helix Link JSF integration is built as an extension to PrimeFaces, which has several benefits:</text:p>
      <text:list xml:id="list213567178" text:style-name="L2">
        <text:list-item>
          <text:p text:style-name="P3">All components in PrimeFaces, PrimeFaces Mobile, and PrimeFaces Extensions are available for use – nothing in the Mobile Helix Link SDK conflicts with the PrimeFaces project.</text:p>
        </text:list-item>
        <text:list-item>
          <text:p text:style-name="P3">The style of JSF development and many aspects of the implementation are familiar to PrimeFaces developers, and there is an increasingly large community of PrimeFaces developers out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4c4c4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66"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3T10:00:56</meta:creation-date>
    <dc:date>2013-05-23T11:17:11</dc:date>
    <dc:creator>Seth Hallem</dc:creator>
    <meta:editing-duration>PT1H16M16S</meta:editing-duration>
    <meta:editing-cycles>76</meta:editing-cycles>
    <meta:generator>LibreOffice/3.4$Unix LibreOffice_project/340m1$Build-402</meta:generator>
    <dc:subject>Documentation and component guide</dc:subject>
    <dc:title>The Mobile Helix Link HTML5 SDK</dc:title>
    <meta:document-statistic meta:table-count="0" meta:image-count="0" meta:object-count="0" meta:page-count="6" meta:paragraph-count="53" meta:word-count="1953" meta:character-count="11967" meta:non-whitespace-character-count="10082"/>
  </office:meta>
</office:document-meta>
</file>